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6"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Text_20_body" style:list-style-name="L15">
      <style:paragraph-properties fo:margin-top="0in" fo:margin-bottom="0in"/>
    </style:style>
    <style:style style:name="P19" style:family="paragraph" style:parent-style-name="Text_20_body" style:list-style-name="L16">
      <style:paragraph-properties fo:margin-top="0in" fo:margin-bottom="0in"/>
    </style:style>
    <style:style style:name="P20" style:family="paragraph" style:parent-style-name="Text_20_body" style:list-style-name="L17">
      <style:paragraph-properties fo:margin-top="0in" fo:margin-bottom="0in"/>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Text_20_body" style:list-style-name="L25">
      <style:paragraph-properties fo:margin-top="0in" fo:margin-bottom="0in"/>
    </style:style>
    <style:style style:name="P29" style:family="paragraph" style:parent-style-name="Text_20_body" style:list-style-name="L26">
      <style:paragraph-properties fo:margin-top="0in" fo:margin-bottom="0in"/>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0804*"/>
    </style:style>
    <style:style style:name="Table1.B" style:family="table-column">
      <style:table-column-properties style:rel-column-width="24730*"/>
    </style:style>
    <style:style style:name="Table2" style:family="table">
      <style:table-properties table:align="center" style:rel-width="100%"/>
    </style:style>
    <style:style style:name="Table2.A" style:family="table-column">
      <style:table-column-properties style:rel-column-width="17978*"/>
    </style:style>
    <style:style style:name="Table2.B" style:family="table-column">
      <style:table-column-properties style:rel-column-width="16238*"/>
    </style:style>
    <style:style style:name="Table2.C" style:family="table-column">
      <style:table-column-properties style:rel-column-width="17398*"/>
    </style:style>
    <style:style style:name="Table2.D" style:family="table-column">
      <style:table-column-properties style:rel-column-width="13918*"/>
    </style:style>
    <style:style style:name="Table3" style:family="table">
      <style:table-properties table:align="center" style:rel-width="100%"/>
    </style:style>
    <style:style style:name="Table3.A" style:family="table-column">
      <style:table-column-properties style:rel-column-width="17712*"/>
    </style:style>
    <style:style style:name="Table3.B" style:family="table-column">
      <style:table-column-properties style:rel-column-width="12398*"/>
    </style:style>
    <style:style style:name="Table3.C" style:family="table-column">
      <style:table-column-properties style:rel-column-width="14523*"/>
    </style:style>
    <style:style style:name="Table3.D" style:family="table-column">
      <style:table-column-properties style:rel-column-width="9918*"/>
    </style:style>
    <style:style style:name="Table3.E" style:family="table-column">
      <style:table-column-properties style:rel-column-width="10981*"/>
    </style:style>
    <style:style style:name="Table4" style:family="table">
      <style:table-properties table:align="center" style:rel-width="100%"/>
    </style:style>
    <style:style style:name="Table4.A" style:family="table-column">
      <style:table-column-properties style:rel-column-width="15123*"/>
    </style:style>
    <style:style style:name="Table4.B" style:family="table-column">
      <style:table-column-properties style:rel-column-width="13443*"/>
    </style:style>
    <style:style style:name="Table4.C" style:family="table-column">
      <style:table-column-properties style:rel-column-width="8401*"/>
    </style:style>
    <style:style style:name="Table4.D" style:family="table-column">
      <style:table-column-properties style:rel-column-width="14283*"/>
    </style:style>
    <style:style style:name="Table4.E" style:family="table-column">
      <style:table-column-properties style:rel-column-width="14283*"/>
    </style:style>
    <style:style style:name="Table5" style:family="table">
      <style:table-properties table:align="center" style:rel-width="100%"/>
    </style:style>
    <style:style style:name="Table5.A" style:family="table-column">
      <style:table-column-properties style:rel-column-width="21202*"/>
    </style:style>
    <style:style style:name="Table5.B" style:family="table-column">
      <style:table-column-properties style:rel-column-width="23772*"/>
    </style:style>
    <style:style style:name="Table5.C" style:family="table-column">
      <style:table-column-properties style:rel-column-width="20560*"/>
    </style:style>
    <style:style style:name="Table6" style:family="table">
      <style:table-properties table:align="center" style:rel-width="100%"/>
    </style:style>
    <style:style style:name="Table6.A" style:family="table-column">
      <style:table-column-properties style:rel-column-width="11435*"/>
    </style:style>
    <style:style style:name="Table6.B" style:family="table-column">
      <style:table-column-properties style:rel-column-width="15394*"/>
    </style:style>
    <style:style style:name="Table6.C" style:family="table-column">
      <style:table-column-properties style:rel-column-width="11435*"/>
    </style:style>
    <style:style style:name="Table6.D" style:family="table-column">
      <style:table-column-properties style:rel-column-width="8796*"/>
    </style:style>
    <style:style style:name="Table6.E" style:family="table-column">
      <style:table-column-properties style:rel-column-width="18472*"/>
    </style:style>
  </office:automatic-styles>
  <office:body>
    <office:text>
      <text:p text:style-name="Title">UNIDAD 3 - ORGANIZACIONES, ADMINISTRACIÓN Y EMPRESA</text:p>
      <text:p text:style-name="Text_20_body">Sistemas de información en los negocios. Operaciones en línea. Uso en la empresa de los sistemas de información. Estrategias y tácticas. Aspectos éticos y sociales. Análisis de Procesos. Bibliografía. Kenneth Laudon – Jane Laudon - “Sistemas de información gerencial” - Ed. Pearson – 10a edición 2008</text:p>
      <text:h text:style-name="Heading_20_1" text:outline-level="1"><text:bookmark-start text:name="sistemas-de-información-más-destacados"/>Sistemas de información más destacados<text:bookmark-end text:name="sistemas-de-información-más-destacados"/></text:h>
      <text:list text:style-name="L1">
        <text:list-item>
          <text:p text:style-name="P1">Sistemas de procesamiento de transacciones</text:p>
        </text:list-item>
      </text:list>
      <text:p text:style-name="First_20_paragraph">Los sistemas de procesamiento de transacciones (TPS) son los sistemas empresariales básicos que asisten al nivel operacional.</text:p>
      <text:p text:style-name="Text_20_body">Un TPS es un sistema computarizado que realiza, procesa y registra las transacciones rutinarias diarias necesarias para el funcionamiento de la empresa. Se encuentra en el nivel más bajo de la jerarquía organizacional y dan sustento a las actividades cotidianas u ordinarias del negocio de la empresa.</text:p>
      <text:list text:style-name="L2">
        <text:list-item>
          <text:p text:style-name="P2">Sistemas de control de procesos de negocio</text:p>
        </text:list-item>
      </text:list>
      <text:p text:style-name="First_20_paragraph">Los sistemas de control de procesos de negocio (BPM) monitorean y controlan los procesos industriales o físicos, como puede ser la refinación de aceites, generación de bioetanol o los sistemas de producción de alimentos de una fábrica.</text:p>
      <text:p text:style-name="Text_20_body">Por ejemplo, en una refinería de aceites se emplean sensores electrónicos conectados a computadoras para monitorear procesos químicos y bromatológicos continuamente y hacer ajustes en tiempo real que controlan el proceso de refinación. Un sistema de control de procesos comprende amplia variedad de equipos, softwares y procedimientos de operación.</text:p>
      <text:list text:style-name="L3">
        <text:list-item>
          <text:p text:style-name="P3">Sistemas de colaboración empresarial</text:p>
        </text:list-item>
      </text:list>
      <text:p text:style-name="First_20_paragraph">Los sistemas empresariales colaborativos (ERP) son de los sistemas de información más empleados. Colaboran con los directivos de la empresa para controlar los flujos de información de la organización.</text:p>
      <text:p text:style-name="Text_20_body">No son sistemas específicos y focalizados en un nivel concreto de la organización, sino que proporcionan un soporte importante para una amplia gama de usuarios. Son sistemas diseñados para gestionar información para dar soporte de tareas de oficina como sistemas multimedia, correos electrónicos, videoconferencias y transferencias de archivos.</text:p>
      <text:list text:style-name="L4">
        <text:list-item>
          <text:p text:style-name="P4">Sistemas de Información de Gestión</text:p>
        </text:list-item>
      </text:list>
      <text:p text:style-name="First_20_paragraph">Los sistemas de información de Gestión (MIS) son sistemas de información que recopilan y procesan información de diferentes fuentes para ayudar en la toma de decisiones en lo referente a la gestión de la organización.</text:p>
      <text:p text:style-name="Text_20_body">Los sistemas de información de gestión brindan información por informes y estadísticas. El siguiente nivel en la jerarquía organizacional está ocupado por gerentes y supervisores de bajo nivel. Este nivel contiene los sistemas informáticos que están destinados a ayudar a la gestión corporativa en la supervisión y control de las actividades de procesamiento de transacciones que se producen a nivel administrativo. Los sistemas de información de gestión utilizan los datos recogidos por el TPS para proporcionar a los supervisores los informes de control necesarios.</text:p>
      <text:p text:style-name="Text_20_body">Los sistemas de información de gestión son los tipos de sistemas de información que toman los datos internos del sistema y los resumen en formatos útiles como informes de gestión para utilizarlos como apoyo a las actividades de gestión y la toma de decisiones.</text:p>
      <text:list text:style-name="L5">
        <text:list-item>
          <text:p text:style-name="P5">Sistemas de apoyo a la toma de decisiones</text:p>
        </text:list-item>
      </text:list>
      <text:p text:style-name="First_20_paragraph">Un sistema de apoyo a la toma de decisiones o de soporte a la decisión (DSS) se basa en softwares y computadoras para ser utilizado por un gerente particular o por un grupo de gerentes a cualquier nivel organizacional para tomar una decisión en el proceso de resolver una problemática semiestructurada. Los sistemas de apoyo a la toma de decisiones son un tipo de sistema computarizado de información organizacional que ayuda al gerente en la toma de decisiones cuando necesita modelar, formular, calcular, comparar, seleccionar la mejor opción o predecir los escenarios.</text:p>
      <text:p text:style-name="Text_20_body">Los sistemas de apoyo a la toma de decisiones están específicamente diseñados para ayudar al equipo directivo a tomar decisiones en situaciones en las que existe incertidumbre sobre los posibles resultados o consecuencias. Ayuda a los gerentes a tomar decisiones complejas.</text:p>
      <text:list text:style-name="L6">
        <text:list-item>
          <text:p text:style-name="P6">Sistemas de Información Ejecutiva</text:p>
        </text:list-item>
      </text:list>
      <text:p text:style-name="First_20_paragraph">Los sistemas de información ejecutiva (EIS) brindan un rápido acceso a la información interna y externa, es presentada por lo general apoyado en formato gráfico, con la capacidad de presentar datos básicos más detallados cuando se requiera. Los sistemas de información ejecutiva otorgan información crítica de una amplia variedad de fuentes internas y externas en formatos fáciles de usar para ejecutivos y gerentes. Estilo golpe de efecto.</text:p>
      <text:p text:style-name="Text_20_body">El sistema de información ejecutiva brinda a los altos directivos un sistema para colaborar en tomar decisiones estratégicas. Se diseñan para generar información que sea lo suficientemente abstracta como para presentar toda la operación de la empresa en una versión simplificada para satisfacer a la alta dirección.</text:p>
      <text:h text:style-name="Heading_20_1" text:outline-level="1"><text:bookmark-start text:name="repasando-sobre-sistemas-de-información"/>Repasando sobre Sistemas de Información<text:bookmark-end text:name="repasando-sobre-sistemas-de-información"/></text:h>
      <table:table table:name="Table1" table:style-name="Table1">
        <table:table-column table:style-name="Table1.A"/>
        <table:table-column table:style-name="Table1.B"/>
        <table:table-header-rows>
          <table:table-row>
            <table:table-cell table:style-name="TableHeaderRowCell" office:value-type="string">
              <text:p text:style-name="Table_20_Heading">SISTEMAS DE INFORMACIÓN</text:p>
            </table:table-cell>
            <table:table-cell table:style-name="TableHeaderRowCell" office:value-type="string">
              <text:p text:style-name="Table_20_Heading">DATOS vs INFORMACIÓN</text:p>
            </table:table-cell>
          </table:table-row>
        </table:table-header-rows>
        <table:table-row>
          <table:table-cell table:style-name="TableRowCell" office:value-type="string">
            <text:p text:style-name="Table_20_Contents">Conjunto de componentes interrelacionades</text:p>
          </table:table-cell>
          <table:table-cell table:style-name="TableRowCell" office:value-type="string">
            <text:p text:style-name="Table_20_Contents">Datos, flujo de hechos en bruto</text:p>
          </table:table-cell>
        </table:table-row>
        <table:table-row>
          <table:table-cell table:style-name="TableRowCell" office:value-type="string">
            <text:p text:style-name="Table_20_Contents">Recopila, procesa, almacena y distribuye info</text:p>
          </table:table-cell>
          <table:table-cell table:style-name="TableRowCell" office:value-type="string">
            <text:p text:style-name="Table_20_Contents">Información como hechos procesados</text:p>
          </table:table-cell>
        </table:table-row>
        <table:table-row>
          <table:table-cell table:style-name="TableRowCell" office:value-type="string">
            <text:p text:style-name="Table_20_Contents">Apoya a toma de decisiones. Coordinación, Planificación, Control</text:p>
          </table:table-cell>
          <table:table-cell table:style-name="TableRowCell" office:value-type="string">
            <text:p text:style-name="Table_20_Contents">Información como hechos significativos</text:p>
          </table:table-cell>
        </table:table-row>
      </table:table>
      <text:h text:style-name="Heading_20_1" text:outline-level="1"><text:bookmark-start text:name="dimensión-organizacional-de-los-sistemas-de-información"/>Dimensión Organizacional de los Sistemas de Información<text:bookmark-end text:name="dimensión-organizacional-de-los-sistemas-de-información"/></text:h>
      <text:h text:style-name="Heading_20_2" text:outline-level="2"><text:bookmark-start text:name="jerarquía-de-autoridad-y-responsabilidad"/>Jerarquía de Autoridad y Responsabilidad<text:bookmark-end text:name="jerarquía-de-autoridad-y-responsabilidad"/></text:h>
      <text:p text:style-name="First_20_paragraph">Gerencia Senior / Gerencia Intermedia / Gestión Operativa / Trabajadores del Conocimiento / Trabajadores de Datos / Trabajadores de Producción / Trabajadores de Servicios</text:p>
      <text:h text:style-name="Heading_20_2" text:outline-level="2"><text:bookmark-start text:name="funciones-comerciales"/>Funciones Comerciales<text:bookmark-end text:name="funciones-comerciales"/></text:h>
      <text:p text:style-name="First_20_paragraph">Ventas / Marketing / Recursos Humanos / Finanzas / Contabilidad / Manufactura / Producción</text:p>
      <text:h text:style-name="Heading_20_2" text:outline-level="2"><text:bookmark-start text:name="cultura-empresarial"/>Cultura Empresarial<text:bookmark-end text:name="cultura-empresarial"/></text:h>
      <text:p text:style-name="First_20_paragraph">Buenas Prácticas / Tradiciones</text:p>
      <text:h text:style-name="Heading_20_2" text:outline-level="2"><text:bookmark-start text:name="organización-política"/>Organización Política<text:bookmark-end text:name="organización-política"/></text:h>
      <text:p text:style-name="First_20_paragraph">Distribución del Poder / Balance de Poder / Balance de Espacios</text:p>
      <text:h text:style-name="Heading_20_1" text:outline-level="1"><text:bookmark-start text:name="dimensión-de-la-gestión-de-los-sistemas-de-información"/>Dimensión de la Gestión de los Sistemas de Información<text:bookmark-end text:name="dimensión-de-la-gestión-de-los-sistemas-de-información"/></text:h>
      <text:h text:style-name="Heading_20_2" text:outline-level="2"><text:bookmark-start text:name="respuesta-a-los-desafíos-del-negocio-desde-decisiones-estratégicas"/>Respuesta a los desafíos del negocio desde decisiones estratégicas<text:bookmark-end text:name="respuesta-a-los-desafíos-del-negocio-desde-decisiones-estratégicas"/></text:h>
      <text:p text:style-name="First_20_paragraph">Los gerentes deben conducir el futuro del negocio por lo que deben leer la realidad propia interna y la ajena externa</text:p>
      <text:h text:style-name="Heading_20_2" text:outline-level="2"><text:bookmark-start text:name="negocios-como-desafío-creativo"/>Negocios como Desafío Creativo<text:bookmark-end text:name="negocios-como-desafío-creativo"/></text:h>
      <text:p text:style-name="First_20_paragraph">Crear nuevos productos. Crear nuevos servicios. Recrear. Replantear a la organización y su funcionamiento.</text:p>
      <text:h text:style-name="Heading_20_1" text:outline-level="1"><text:bookmark-start text:name="dimensión-tecnológica-de-los-sistemas-de-información"/>Dimensión Tecnológica de los Sistemas de Información<text:bookmark-end text:name="dimensión-tecnológica-de-los-sistemas-de-información"/></text:h>
      <text:p text:style-name="First_20_paragraph">Hardware y Software<text:line-break/>Tecnología de gestión de datos Tecnología de redes y telecomunicaciones Infraestructura de TI</text:p>
      <text:h text:style-name="Heading_20_1" text:outline-level="1"><text:bookmark-start text:name="dimensión-empresarial-de-los-sistemas-de-información"/>Dimensión Empresarial de los Sistemas de Información<text:bookmark-end text:name="dimensión-empresarial-de-los-sistemas-de-información"/></text:h>
      <text:p text:style-name="First_20_paragraph">SISTEMAS DE INFORMACIÓN COMO MEDIO PARA CREAR VALOR + INVERSIONES TECNOLÓGICAS + RENDIMIENTO</text:p>
      <text:list text:style-name="L7">
        <text:list-item>
          <text:p text:style-name="P7">Incremento en la productividad</text:p>
        </text:list-item>
        <text:list-item>
          <text:p text:style-name="P7">Incremento en los ingresos</text:p>
        </text:list-item>
        <text:list-item>
          <text:p text:style-name="P7">Posicionamiento superior a largo plazo</text:p>
        </text:list-item>
      </text:list>
      <text:p text:style-name="First_20_paragraph">===</text:p>
      <text:p text:style-name="Text_20_body">Valor agregado del negocio<text:line-break/>Adquirir información<text:line-break/>Transformar información<text:line-break/>Distribuir información<text:line-break/>Mejorar decisiones<text:line-break/>Mejorar desempeño<text:line-break/>Aumentar rentabilidad</text:p>
      <text:p text:style-name="Text_20_body">===</text:p>
      <text:p text:style-name="Text_20_body">ACTIVO. Recurso con valor que posee la empresa con intención de generar beneficios futuros, pudiendo ser económicos o de otro tipo. Contablemente, todos los bienes y derechos que posee una empresa, adquiridos en el pasado y que los posee en la búsqueda de lograr beneficios futuros.</text:p>
      <text:p text:style-name="Text_20_body">Las empresas que respaldan las inversiones en tecnología con inversiones en ACTIVOS COMPLEMENTARIOS reciben un rendimiento superior.</text:p>
      <text:list text:style-name="L8">
        <text:list-item>
          <text:p text:style-name="P8">Organizacionales. Modelo de Negocio - Procesos de Negocios Eficientes</text:p>
        </text:list-item>
        <text:list-item>
          <text:p text:style-name="P8">Activos Gerenciales. Incentivos para I+D - Trabajo en Equipo - Entorno Colaborativo</text:p>
        </text:list-item>
        <text:list-item>
          <text:p text:style-name="P8">Bienes Societarios. Estándares Tech y de Infraestructura - Buenas Prácticas.</text:p>
        </text:list-item>
      </text:list>
      <text:h text:style-name="Heading_20_1" text:outline-level="1"><text:bookmark-start text:name="repasando-sobre-los-sistemas-de-información"/>Repasando sobre los Sistemas de Información<text:bookmark-end text:name="repasando-sobre-los-sistemas-de-información"/></text:h>
      <text:h text:style-name="Heading_20_1" text:outline-level="1"><text:bookmark-start text:name="dimensión-empresarial-de-los-sistemas-de-información-1"/>Dimensión Empresarial de los Sistemas de Información<text:bookmark-end text:name="dimensión-empresarial-de-los-sistemas-de-información-1"/></text:h>
      <text:h text:style-name="Heading_20_2" text:outline-level="2"><text:bookmark-start text:name="sistemas-de-información-en-los-negocios-de-hoy"/>Sistemas de información en los negocios de hoy<text:bookmark-end text:name="sistemas-de-información-en-los-negocios-de-hoy"/></text:h>
      <text:p text:style-name="First_20_paragraph">Qué papel o rol cumplen los Sistemas de Información? Cuidar y proteger negocios. ROI es el retorno de la inversión.</text:p>
      <text:p text:style-name="Text_20_body">ROI = ((Ingreso - Costo) / Costo) * 100</text:p>
      <text:h text:style-name="Heading_20_1" text:outline-level="1"><text:bookmark-start text:name="beneficios-del-roi"/>Beneficios del ROI<text:bookmark-end text:name="beneficios-del-roi"/></text:h>
      <text:list text:style-name="L9">
        <text:list-item>
          <text:p text:style-name="P9">Productividad</text:p>
        </text:list-item>
        <text:list-item>
          <text:p text:style-name="P9">Calidad</text:p>
        </text:list-item>
        <text:list-item>
          <text:p text:style-name="P9">Innovación</text:p>
        </text:list-item>
        <text:list-item>
          <text:p text:style-name="P9">Servicio al Cliente</text:p>
        </text:list-item>
        <text:list-item>
          <text:p text:style-name="P9">Desempeño financiero</text:p>
        </text:list-item>
        <text:list-item>
          <text:p text:style-name="P9">Rentabilidad, ventas, crecimiento de ventas</text:p>
        </text:list-item>
      </text:list>
      <text:p text:style-name="First_20_paragraph">Vamos a ampliar la comprensión a partir de afinar la mirada sobre componentes más específicos de lo que sucede en la empresa. Veamos procesos de negocios y sistemas que reúnen a esas actividades.</text:p>
      <text:h text:style-name="Heading_20_1" text:outline-level="1"><text:bookmark-start text:name="procesos-de-negocios"/>Procesos de Negocios<text:bookmark-end text:name="procesos-de-negocios"/></text:h>
      <text:p text:style-name="First_20_paragraph">Crear un producto o servicio requiere de procesos de negocios que no son más que un conjunto de actividades que se requieren cumplir para concretar esos procesos.</text:p>
      <text:p text:style-name="Text_20_body">Dichas actividades consumen y se sustentan en flujos de material, información y conocimiento entre los funcionarios que participan y son responsables.</text:p>
      <text:p text:style-name="Text_20_body">Esos procesos de negocios son las formas únicas por las que las empresas, ONGs, gobiernos, es decir las organizaciones, coordinan por decisión de sus gerencias el trabajo, la información y el conocimiento.</text:p>
      <text:p text:style-name="Text_20_body">Los Procesos de Negocios se agrupan por afinidades y por grupos homogéneos. AGRUPAMIENTO FUNCIONAL DE PROCESOS.</text:p>
      <text:h text:style-name="Heading_20_1" text:outline-level="1"><text:bookmark-start text:name="agrupamiento-funcional-de-procesos"/>AGRUPAMIENTO FUNCIONAL DE PROCESOS<text:bookmark-end text:name="agrupamiento-funcional-de-proceso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Manufactura y Producción</text:p>
            </table:table-cell>
            <table:table-cell table:style-name="TableHeaderRowCell" office:value-type="string">
              <text:p text:style-name="Table_20_Heading">Ventas y Marketing</text:p>
            </table:table-cell>
            <table:table-cell table:style-name="TableHeaderRowCell" office:value-type="string">
              <text:p text:style-name="Table_20_Heading">Finanzas y Contabilidad</text:p>
            </table:table-cell>
            <table:table-cell table:style-name="TableHeaderRowCell" office:value-type="string">
              <text:p text:style-name="Table_20_Heading">Recursos Humanos</text:p>
            </table:table-cell>
          </table:table-row>
        </table:table-header-rows>
        <table:table-row>
          <table:table-cell table:style-name="TableRowCell" office:value-type="string">
            <text:p text:style-name="Table_20_Contents">Ensamblar el producto</text:p>
          </table:table-cell>
          <table:table-cell table:style-name="TableRowCell" office:value-type="string">
            <text:p text:style-name="Table_20_Contents">Identificar a los clientes</text:p>
          </table:table-cell>
          <table:table-cell table:style-name="TableRowCell" office:value-type="string">
            <text:p text:style-name="Table_20_Contents">Pagar a los acreedores</text:p>
          </table:table-cell>
          <table:table-cell table:style-name="TableRowCell" office:value-type="string">
            <text:p text:style-name="Table_20_Contents">Contratar empleados</text:p>
          </table:table-cell>
        </table:table-row>
        <table:table-row>
          <table:table-cell table:style-name="TableRowCell" office:value-type="string">
            <text:p text:style-name="Table_20_Contents">Verificar la calidad</text:p>
          </table:table-cell>
          <table:table-cell table:style-name="TableRowCell" office:value-type="string">
            <text:p text:style-name="Table_20_Contents">Posicionar productos</text:p>
          </table:table-cell>
          <table:table-cell table:style-name="TableRowCell" office:value-type="string">
            <text:p text:style-name="Table_20_Contents">Crear estados financieros</text:p>
          </table:table-cell>
          <table:table-cell table:style-name="TableRowCell" office:value-type="string">
            <text:p text:style-name="Table_20_Contents">Evaluar el desempeño</text:p>
          </table:table-cell>
        </table:table-row>
        <table:table-row>
          <table:table-cell table:style-name="TableRowCell" office:value-type="string">
            <text:p text:style-name="Table_20_Contents">Producir listas de materiales</text:p>
          </table:table-cell>
          <table:table-cell table:style-name="TableRowCell" office:value-type="string">
            <text:p text:style-name="Table_20_Contents">Vender productos</text:p>
          </table:table-cell>
          <table:table-cell table:style-name="TableRowCell" office:value-type="string">
            <text:p text:style-name="Table_20_Contents">Administrar cuentas de banco</text:p>
          </table:table-cell>
          <table:table-cell table:style-name="TableRowCell" office:value-type="string">
            <text:p text:style-name="Table_20_Contents">Beneficios a empleados</text:p>
          </table:table-cell>
        </table:table-row>
      </table:table>
      <text:h text:style-name="Heading_20_1" text:outline-level="1"><text:bookmark-start text:name="qué-otros-grupos-funcionales-hay"/>Qué otros grupos funcionales hay?<text:bookmark-end text:name="qué-otros-grupos-funcionales-hay"/></text:h>
      <text:p text:style-name="First_20_paragraph">Aumento de la eficiencia de los procesos existentes<text:line-break/>Automatizando pasos que fueron manuales<text:line-break/>Permitir procesos completamente nuevos<text:line-break/>Cambiar el flujo de la información<text:line-break/>Reemplazar pasos secuenciales con pasos paralelos<text:line-break/>Eliminar las demoras en la toma de decisiones<text:line-break/>Apoyar nuevos modelos de negocio</text:p>
      <text:h text:style-name="Heading_20_1" text:outline-level="1"><text:bookmark-start text:name="multifuncionalidad"/>Multifuncionalidad<text:bookmark-end text:name="multifuncionalidad"/></text:h>
      <text:p text:style-name="P10"><text:span text:style-name="T1">Retomemos los niveles de Sistemas de Información: Estratégico, Administrativo, de Conocimiento, Operativo</text:span></text:p>
      <text:h text:style-name="Heading_20_2" text:outline-level="2"><text:bookmark-start text:name="sistemas-a-nivel-estratégico"/>Sistemas a Nivel Estratégico<text:bookmark-end text:name="sistemas-a-nivel-estratégico"/></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Pronóstico de tendencias de ventas a largo plazo</text:p>
            </table:table-cell>
            <table:table-cell table:style-name="TableHeaderRowCell" office:value-type="string">
              <text:p text:style-name="Table_20_Heading">Plan de operaciones a largo plazo</text:p>
            </table:table-cell>
            <table:table-cell table:style-name="TableHeaderRowCell" office:value-type="string">
              <text:p text:style-name="Table_20_Heading">Pronóstico de presupuesto a largo plazo</text:p>
            </table:table-cell>
            <table:table-cell table:style-name="TableHeaderRowCell" office:value-type="string">
              <text:p text:style-name="Table_20_Heading">Planificación de Ganancias</text:p>
            </table:table-cell>
            <table:table-cell table:style-name="TableHeaderRowCell" office:value-type="string">
              <text:p text:style-name="Table_20_Heading">Planificación de mano de obra</text:p>
            </table:table-cell>
          </table:table-row>
        </table:table-header-rows>
      </table:table>
      <text:h text:style-name="Heading_20_2" text:outline-level="2"><text:bookmark-start text:name="sistemas-a-nivel-gerencial"/>Sistemas a Nivel Gerencial<text:bookmark-end text:name="sistemas-a-nivel-gerencial"/></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HeaderRowCell" office:value-type="string">
              <text:p text:style-name="Table_20_Heading">Administración de ventas</text:p>
            </table:table-cell>
            <table:table-cell table:style-name="TableHeaderRowCell" office:value-type="string">
              <text:p text:style-name="Table_20_Heading">Control de inventario</text:p>
            </table:table-cell>
            <table:table-cell table:style-name="TableHeaderRowCell" office:value-type="string">
              <text:p text:style-name="Table_20_Heading">Presupuesto Anual</text:p>
            </table:table-cell>
            <table:table-cell table:style-name="TableHeaderRowCell" office:value-type="string">
              <text:p text:style-name="Table_20_Heading">Análisis de inversión de capital</text:p>
            </table:table-cell>
            <table:table-cell table:style-name="TableHeaderRowCell" office:value-type="string">
              <text:p text:style-name="Table_20_Heading">Análisis de reubicación</text:p>
            </table:table-cell>
          </table:table-row>
        </table:table-header-rows>
        <table:table-row>
          <table:table-cell table:style-name="TableRowCell" office:value-type="string">
            <text:p text:style-name="Table_20_Contents">Análisis de las regiones de ventas</text:p>
          </table:table-cell>
          <table:table-cell table:style-name="TableRowCell" office:value-type="string">
            <text:p text:style-name="Table_20_Contents">Planificación de la producción</text:p>
          </table:table-cell>
          <table:table-cell table:style-name="TableRowCell" office:value-type="string">
            <text:p text:style-name="Table_20_Contents">Análisis de costos</text:p>
          </table:table-cell>
          <table:table-cell table:style-name="TableRowCell" office:value-type="string">
            <text:p text:style-name="Table_20_Contents">Análisis precio/rentabilidad</text:p>
          </table:table-cell>
          <table:table-cell table:style-name="TableRowCell" office:value-type="string">
            <text:p text:style-name="Table_20_Contents">Análisis de costos contractuales</text:p>
          </table:table-cell>
        </table:table-row>
      </table:table>
      <text:h text:style-name="Heading_20_2" text:outline-level="2"><text:bookmark-start text:name="sistemas-a-nivel-de-conocimiento"/>Sistemas a Nivel de Conocimiento<text:bookmark-end text:name="sistemas-a-nivel-de-conocimiento"/></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Puestos de trabajo ingenieriles</text:p>
            </table:table-cell>
            <table:table-cell table:style-name="TableHeaderRowCell" office:value-type="string">
              <text:p text:style-name="Table_20_Heading">Puestos de trabajo gráficos</text:p>
            </table:table-cell>
            <table:table-cell table:style-name="TableHeaderRowCell" office:value-type="string">
              <text:p text:style-name="Table_20_Heading">Puestos de trabajo gerenciales</text:p>
            </table:table-cell>
          </table:table-row>
        </table:table-header-rows>
        <table:table-row>
          <table:table-cell table:style-name="TableRowCell" office:value-type="string">
            <text:p text:style-name="Table_20_Contents">Procesamiento de palabras</text:p>
          </table:table-cell>
          <table:table-cell table:style-name="TableRowCell" office:value-type="string">
            <text:p text:style-name="Table_20_Contents">Producción de imágenes documentales</text:p>
          </table:table-cell>
          <table:table-cell table:style-name="TableRowCell" office:value-type="string">
            <text:p text:style-name="Table_20_Contents">Calendarios electrónicos</text:p>
          </table:table-cell>
        </table:table-row>
      </table:table>
      <text:h text:style-name="Heading_20_2" text:outline-level="2"><text:bookmark-start text:name="sistemas-a-nivel-operativo"/>Sistemas a Nivel Operativo<text:bookmark-end text:name="sistemas-a-nivel-operativo"/></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HeaderRowCell" office:value-type="string">
              <text:p text:style-name="Table_20_Heading">Ventas y Marketing</text:p>
            </table:table-cell>
            <table:table-cell table:style-name="TableHeaderRowCell" office:value-type="string">
              <text:p text:style-name="Table_20_Heading">Manufacturas</text:p>
            </table:table-cell>
            <table:table-cell table:style-name="TableHeaderRowCell" office:value-type="string">
              <text:p text:style-name="Table_20_Heading">Finanzas</text:p>
            </table:table-cell>
            <table:table-cell table:style-name="TableHeaderRowCell" office:value-type="string">
              <text:p text:style-name="Table_20_Heading">Contabilidad</text:p>
            </table:table-cell>
            <table:table-cell table:style-name="TableHeaderRowCell" office:value-type="string">
              <text:p text:style-name="Table_20_Heading">Recursos Humanos</text:p>
            </table:table-cell>
          </table:table-row>
        </table:table-header-rows>
        <table:table-row>
          <table:table-cell table:style-name="TableRowCell" office:value-type="string">
    </table:table-cell>
          <table:table-cell table:style-name="TableRowCell" office:value-type="string">
            <text:p text:style-name="Table_20_Contents">Control de Máquinas</text:p>
          </table:table-cell>
          <table:table-cell table:style-name="TableRowCell" office:value-type="string">
            <text:p text:style-name="Table_20_Contents">Seguridades del Comercio</text:p>
          </table:table-cell>
          <table:table-cell table:style-name="TableRowCell" office:value-type="string">
            <text:p text:style-name="Table_20_Contents">Payroll (nómina)</text:p>
          </table:table-cell>
          <table:table-cell table:style-name="TableRowCell" office:value-type="string">
            <text:p text:style-name="Table_20_Contents">Indemnizaciones</text:p>
          </table:table-cell>
        </table:table-row>
        <table:table-row>
          <table:table-cell table:style-name="TableRowCell" office:value-type="string">
            <text:p text:style-name="Table_20_Contents">Seguimiento de órdenes</text:p>
          </table:table-cell>
          <table:table-cell table:style-name="TableRowCell" office:value-type="string">
            <text:p text:style-name="Table_20_Contents">Scheduhing de producción</text:p>
          </table:table-cell>
          <table:table-cell table:style-name="TableRowCell" office:value-type="string">
    </table:table-cell>
          <table:table-cell table:style-name="TableRowCell" office:value-type="string">
            <text:p text:style-name="Table_20_Contents">Cuentas a pagar</text:p>
          </table:table-cell>
          <table:table-cell table:style-name="TableRowCell" office:value-type="string">
            <text:p text:style-name="Table_20_Contents">Entrenamiento y desarrollo</text:p>
          </table:table-cell>
        </table:table-row>
        <table:table-row>
          <table:table-cell table:style-name="TableRowCell" office:value-type="string">
            <text:p text:style-name="Table_20_Contents">Procesamiento de órdenes</text:p>
          </table:table-cell>
          <table:table-cell table:style-name="TableRowCell" office:value-type="string">
            <text:p text:style-name="Table_20_Contents">Control de movimiento de material</text:p>
          </table:table-cell>
          <table:table-cell table:style-name="TableRowCell" office:value-type="string">
            <text:p text:style-name="Table_20_Contents">Administración de cajas</text:p>
          </table:table-cell>
          <table:table-cell table:style-name="TableRowCell" office:value-type="string">
            <text:p text:style-name="Table_20_Contents">Cuentas por cobrar</text:p>
          </table:table-cell>
          <table:table-cell table:style-name="TableRowCell" office:value-type="string">
            <text:p text:style-name="Table_20_Contents">Mantención de los registros de empleados</text:p>
          </table:table-cell>
        </table:table-row>
      </table:table>
      <text:h text:style-name="Heading_20_1" text:outline-level="1"><text:bookmark-start text:name="multifuncionalidad-tipos-de-sistemas-de-información"/>Multifuncionalidad / Tipos de Sistemas de Información<text:bookmark-end text:name="multifuncionalidad-tipos-de-sistemas-de-información"/></text:h>
      <text:p text:style-name="P11">Inteligencia Empresaria</text:p>
      <text:h text:style-name="Heading_20_2" text:outline-level="2"><text:bookmark-start text:name="transaccionales"/>Transaccionales<text:bookmark-end text:name="transaccionales"/></text:h>
      <text:list text:style-name="L10">
        <text:list-item>
          <text:p text:style-name="P12">Brindar servicios al cuerpo gerencial y al personal operativo</text:p>
        </text:list-item>
        <text:list-item>
          <text:p text:style-name="P12">Realizar y registrar las operaciones rutinarias diarias necesarias para llevar a cabo negocios</text:p>
        </text:list-item>
        <text:list-item>
          <text:p text:style-name="P12">Permitir que los gerentes supervisen el estado de las operaciones y las relaciones con el entorno externo</text:p>
        </text:list-item>
        <text:list-item>
          <text:p text:style-name="P12">Cumplir objetivos estructurados y predefinidos y toma de decisiones rutinarias</text:p>
        </text:list-item>
      </text:list>
      <text:h text:style-name="Heading_20_2" text:outline-level="2"><text:bookmark-start text:name="información-gerencial"/>Información Gerencial<text:bookmark-end text:name="información-gerencial"/></text:h>
      <text:list text:style-name="L11">
        <text:list-item>
          <text:p text:style-name="P13">Brindan servicios a la gerencia media</text:p>
        </text:list-item>
        <text:list-item>
          <text:p text:style-name="P13">Entrega reportes e informes sobre desempeño actual de la empresa, en base a los datos transaccionales originados en los TPS</text:p>
        </text:list-item>
        <text:list-item>
          <text:p text:style-name="P13">Brinda respuestas a las preguntas rutinarias con una rutina y procedimiento estructurado y predefinido para responderlas</text:p>
        </text:list-item>
        <text:list-item>
          <text:p text:style-name="P13">Su capacidad analítica es baja</text:p>
        </text:list-item>
        <text:list-item>
          <text:p text:style-name="P13">Soportan decisiones estructuradas para los niveles de control administrativo y operativo. Los gerentes senior los usan para planificación</text:p>
        </text:list-item>
        <text:list-item>
          <text:p text:style-name="P13">Son orientados al control y reporte de operaciones diarias</text:p>
        </text:list-item>
        <text:list-item>
          <text:p text:style-name="P13">Usan datos corporativos existentes y flujos de datos</text:p>
        </text:list-item>
        <text:list-item>
          <text:p text:style-name="P13">Apoyan la toma de decisiones diaria sobre datos pasados y presentes</text:p>
        </text:list-item>
        <text:list-item>
          <text:p text:style-name="P13">Su flexibilidad es baja porque surge de reglas estructuradas</text:p>
        </text:list-item>
        <text:list-item>
          <text:p text:style-name="P13">Tienen una orientación interna más que externa</text:p>
        </text:list-item>
      </text:list>
      <text:h text:style-name="Heading_20_2" text:outline-level="2"><text:bookmark-start text:name="soporte-a-la-toma-de-decisiones"/>Soporte a la Toma de Decisiones<text:bookmark-end text:name="soporte-a-la-toma-de-decisiones"/></text:h>
      <text:list text:style-name="L12">
        <text:list-item>
          <text:p text:style-name="P14">Servir a la gerencia media</text:p>
        </text:list-item>
        <text:list-item>
          <text:p text:style-name="P14">Apoye la toma de decisiones no rutinarias</text:p>
        </text:list-item>
        <text:list-item>
          <text:p text:style-name="P14">Ofrece a los usuarios flexibilidad, adaptabilidad y rápida respuesta</text:p>
        </text:list-item>
        <text:list-item>
          <text:p text:style-name="P14">Autónomo. Con baja asistencia de profesionales de Ciencias Informáticas</text:p>
        </text:list-item>
        <text:list-item>
          <text:p text:style-name="P14">Puede usar información externa y datos TPS / MIS</text:p>
        </text:list-item>
        <text:list-item>
          <text:p text:style-name="P14">Usa análisis y modelado de datos con herramientas sofisticados</text:p>
        </text:list-item>
        <text:list-item>
          <text:p text:style-name="P14">Da soporte a decisiones que no pueden especificarse con anterioridad</text:p>
        </text:list-item>
      </text:list>
      <text:h text:style-name="Heading_20_2" text:outline-level="2"><text:bookmark-start text:name="soporteapoyo-ejecutivo"/>Soporte/Apoyo Ejecutivo<text:bookmark-end text:name="soporteapoyo-ejecutivo"/></text:h>
      <text:list text:style-name="L13">
        <text:list-item>
          <text:p text:style-name="P15">Prestan servicio a funcionarios de nivel estratégico de la organización</text:p>
        </text:list-item>
        <text:list-item>
          <text:p text:style-name="P15">Asisten a tomar decisiones no estructuradas y no rutinarias creando ambientes de comunicaciones y procesamiento ad hoc</text:p>
        </text:list-item>
        <text:list-item>
          <text:p text:style-name="P15">Tienen un diseño que incorpora datos de eventos externos</text:p>
        </text:list-item>
        <text:list-item>
          <text:p text:style-name="P15">Muestran información resumida desde MIS y DSS internos</text:p>
        </text:list-item>
        <text:list-item>
          <text:p text:style-name="P15">Filtran, compactan y trazan los datos críticos, poniendo énfasis en la reducción de tiempo y esfuerzo requeridos para brindar información útil a ejecutivos</text:p>
        </text:list-item>
      </text:list>
      <text:h text:style-name="Heading_20_2" text:outline-level="2"><text:bookmark-start text:name="sistemas-empresariales"/>Sistemas empresariales<text:bookmark-end text:name="sistemas-empresariales"/></text:h>
      <text:list text:style-name="L14">
        <text:list-item>
          <text:p text:style-name="P16">Recopila y almacena información de distintas funciones de la empresa en un único repositorio central de datos</text:p>
        </text:list-item>
        <text:list-item>
          <text:p text:style-name="P16">Resuelve el problema de datos e información fragmentadas</text:p>
        </text:list-item>
        <text:list-item>
          <text:p text:style-name="P16">Permite coordinar actividades cotidianas</text:p>
        </text:list-item>
        <text:list-item>
          <text:p text:style-name="P16">Habilita a dar una respuesta eficiente a solicitudes de clientes internos</text:p>
        </text:list-item>
        <text:list-item>
          <text:p text:style-name="P16">Colabora con los gerentes para tomar decisiones respecto de las operaciones diarias y la planeación a largo plazo</text:p>
        </text:list-item>
      </text:list>
      <text:p text:style-name="P17">Sistemas empresariales</text:p>
      <text:h text:style-name="Heading_20_2" text:outline-level="2"><text:bookmark-start text:name="suministros"/>Suministros<text:bookmark-end text:name="suministros"/></text:h>
      <text:list text:style-name="L15">
        <text:list-item>
          <text:p text:style-name="P18">Facilita la gestión y las relaciones de la empresa con sus proveedores</text:p>
        </text:list-item>
        <text:list-item>
          <text:p text:style-name="P18">Compartir información sobre pedidos, producción, niveles de inventario, entrega de productos y servicios</text:p>
        </text:list-item>
        <text:list-item>
          <text:p text:style-name="P18">El objetivo es brindar la cantidad correcta de productos a destino con la menor cantidad de tiempo y el menor costo</text:p>
        </text:list-item>
        <text:list-item>
          <text:p text:style-name="P18">Tienden a aumentar la rentabilidad de la empresa</text:p>
        </text:list-item>
      </text:list>
      <text:h text:style-name="Heading_20_2" text:outline-level="2"><text:bookmark-start text:name="relación-con-clientes"/>Relación con Clientes<text:bookmark-end text:name="relación-con-clientes"/></text:h>
      <text:list text:style-name="L16">
        <text:list-item>
          <text:p text:style-name="P19">Proporciona información para coordinar todos los procesos comerciales que se relacionan con los clientes</text:p>
        </text:list-item>
        <text:list-item>
          <text:p text:style-name="P19">Facilita la gestión de PreVenta, Venta y PostVenta</text:p>
        </text:list-item>
        <text:list-item>
          <text:p text:style-name="P19">Colabora con las tareas de Marketing, Análisis de Mercado, Análisis de Productos</text:p>
        </text:list-item>
        <text:list-item>
          <text:p text:style-name="P19">Contribuye al servicio de atención al cliente</text:p>
        </text:list-item>
        <text:list-item>
          <text:p text:style-name="P19">Colabora a las empresas a identificar, atraer y retener a los clientes más rentables</text:p>
        </text:list-item>
      </text:list>
      <text:h text:style-name="Heading_20_2" text:outline-level="2"><text:bookmark-start text:name="conocimiento"/>Conocimiento<text:bookmark-end text:name="conocimiento"/></text:h>
      <text:list text:style-name="L17">
        <text:list-item>
          <text:p text:style-name="P20">Facilita y apoyar procesos para captar y aplicar tanto conocimiento como experiencia</text:p>
        </text:list-item>
        <text:list-item>
          <text:p text:style-name="P20">Promueve la creación, producción y entrega de productos y servicios nuevos e innovadores</text:p>
        </text:list-item>
        <text:list-item>
          <text:p text:style-name="P20">Compila experiencia y conocimiento interno de la empresa de modo de poner en valor a los experimentados como de propagarlas entre los noveles</text:p>
        </text:list-item>
        <text:list-item>
          <text:p text:style-name="P20">Es un facilitador para identificar y capturar de diferentes fuentes externas de conocimiento</text:p>
        </text:list-item>
      </text:list>
      <text:h text:style-name="Heading_20_1" text:outline-level="1"><text:bookmark-start text:name="sistema-de-control"/>Sistema de Control<text:bookmark-end text:name="sistema-de-control"/></text:h>
      <text:h text:style-name="Heading_20_2" text:outline-level="2"><text:bookmark-start text:name="en-el-mundo-empresa-es-junto-al-planeamiento-el-par-regulador"/>En el mundo empresa es junto al Planeamiento el PAR REGULADOR<text:bookmark-end text:name="en-el-mundo-empresa-es-junto-al-planeamiento-el-par-regulador"/></text:h>
      <text:list text:style-name="L18">
        <text:list-item>
          <text:p text:style-name="P21">Permite el balanceo sistémico en la empresa de manera que no predomine:</text:p>
          <text:list text:style-name="L19">
            <text:list-item>
              <text:p text:style-name="P22">Ni el plan sobre el control</text:p>
            </text:list-item>
            <text:list-item>
              <text:p text:style-name="P22">Ni el control sobre el plan</text:p>
            </text:list-item>
          </text:list>
        </text:list-item>
        <text:list-item>
          <text:p text:style-name="P21">Es un delicado equilibrio que garantiza el funcionamiento de la empresa</text:p>
        </text:list-item>
      </text:list>
      <text:h text:style-name="Heading_20_2" text:outline-level="2"><text:bookmark-start text:name="retroalimentación---feedback"/>Retroalimentación - Feedback<text:bookmark-end text:name="retroalimentación---feedback"/></text:h>
      <text:list text:style-name="L20">
        <text:list-item>
          <text:p text:style-name="P23">El control es acción</text:p>
        </text:list-item>
        <text:list-item>
          <text:p text:style-name="P23">Detectar y no hacer nada no sirve</text:p>
          <text:list text:style-name="L21">
            <text:list-item>
              <text:p text:style-name="P24">Ni al control, por incompleto</text:p>
            </text:list-item>
            <text:list-item>
              <text:p text:style-name="P24">Ni al plan, por insuficiente</text:p>
            </text:list-item>
            <text:list-item>
              <text:p text:style-name="P24">Mucho menos a la empresa</text:p>
            </text:list-item>
          </text:list>
        </text:list-item>
        <text:list-item>
          <text:p text:style-name="P23">La acción concreta es alimentar los desvíos a los decisores para replanificar</text:p>
        </text:list-item>
      </text:list>
      <text:h text:style-name="Heading_20_2" text:outline-level="2"><text:bookmark-start text:name="minimización-de-desvíos-que-sólo-se-detectan-con-el-control-minimización-de-desvíos-que-sólo-pueden-sumar-al-plan-por-el-feedback"/>Minimización de Desvíos que sólo se detectan con el Control / Minimización de Desvíos que sólo pueden sumar al Plan por el Feedback<text:bookmark-end text:name="minimización-de-desvíos-que-sólo-se-detectan-con-el-control-minimización-de-desvíos-que-sólo-pueden-sumar-al-plan-por-el-feedback"/></text:h>
      <text:list text:style-name="L22">
        <text:list-item>
          <text:p text:style-name="P25">Debemos identificar la cantidad encontrada del desvío por exceso o defecto</text:p>
        </text:list-item>
        <text:list-item>
          <text:p text:style-name="P25">La cantidad es un dato o información objetiva que permite dimensionar</text:p>
        </text:list-item>
        <text:list-item>
          <text:p text:style-name="P25">Esta cuantificación es imprescindible, ya que evita malas interpretaciones a los futuros usuarios, por lo general decisores, de ese elemento identificado</text:p>
        </text:list-item>
        <text:list-item>
          <text:p text:style-name="P25">El reduccionismo pretendido, minimización, es una expectativa deseada o aspiracional que debería evidenciarse en la replanificación futura</text:p>
        </text:list-item>
      </text:list>
      <text:h text:style-name="Heading_20_2" text:outline-level="2"><text:bookmark-start text:name="examen-de-comprobación"/>Examen de Comprobación<text:bookmark-end text:name="examen-de-comprobación"/></text:h>
      <text:list text:style-name="L23">
        <text:list-item>
          <text:p text:style-name="P26">Evalúa la eficacia. Confirma cumplimiento del resultado pretendido.</text:p>
        </text:list-item>
        <text:list-item>
          <text:p text:style-name="P26">Evalúa la eficiencia. Confirmar cumplimiento de condiciones del resultado alcanzado</text:p>
        </text:list-item>
        <text:list-item>
          <text:p text:style-name="P26">Medir - Supervisar - Inspeccionar - EJECUCIÓN - OPERACIÓN - Comparar - PLAN vs EJECUCIÓN - OPERACIÓN</text:p>
        </text:list-item>
        <text:list-item>
          <text:p text:style-name="P26">Identificación de Desvíos</text:p>
        </text:list-item>
      </text:list>
      <text:h text:style-name="Heading_20_3" text:outline-level="3"><text:bookmark-start text:name="el-conductor-de-la-empresa-recurre-al-control-para"/>El conductor de la empresa recurre al control para:<text:bookmark-end text:name="el-conductor-de-la-empresa-recurre-al-control-para"/></text:h>
      <text:list text:style-name="L24">
        <text:list-item>
          <text:p text:style-name="P27">Lograr objetivos en los tiempos previstos</text:p>
        </text:list-item>
        <text:list-item>
          <text:p text:style-name="P27">Lograr objetivos con eficiencia para alcanzar objetivos tangibles</text:p>
        </text:list-item>
        <text:list-item>
          <text:p text:style-name="P27">Sostener un clima estimulante para que el equipo operativo que operativiza la ejecución</text:p>
        </text:list-item>
        <text:list-item>
          <text:p text:style-name="P27">Mantener la conciencia de lo que sucede en la empresa midiendo su actuar</text:p>
        </text:list-item>
      </text:list>
      <text:h text:style-name="Heading_20_3" text:outline-level="3"><text:bookmark-start text:name="mecánica-de-control---latino-anglosajón"/>Mecánica de Control - Latino / Anglosajón<text:bookmark-end text:name="mecánica-de-control---latino-anglosajón"/></text:h>
      <text:list text:style-name="L25">
        <text:list-item>
          <text:p text:style-name="P28">MEDIR ACTIVIDAD para conocer resultados de ejecución</text:p>
        </text:list-item>
        <text:list-item>
          <text:p text:style-name="P28">Comparar los RESULTADOS con el plan detectando desvíos</text:p>
        </text:list-item>
        <text:list-item>
          <text:p text:style-name="P28">Analizar desvíos buscando CAUSAS</text:p>
        </text:list-item>
        <text:list-item>
          <text:p text:style-name="P28">Identificadas las causas hay que definir AJUSTES a la operación futura</text:p>
        </text:list-item>
      </text:list>
      <text:h text:style-name="Heading_20_3" text:outline-level="3"><text:bookmark-start text:name="mecánica-de-control"/>Mecánica de Control<text:bookmark-end text:name="mecánica-de-control"/></text:h>
      <text:list text:style-name="L26">
        <text:list-item>
          <text:p text:style-name="P29">Definir característica objetivo de control</text:p>
        </text:list-item>
        <text:list-item>
          <text:p text:style-name="P29">Definir puntos de control</text:p>
        </text:list-item>
        <text:list-item>
          <text:p text:style-name="P29">Definir método sensible a medir la cualidad a controlar</text:p>
        </text:list-item>
        <text:list-item>
          <text:p text:style-name="P29">Definir mecánica de comparación</text:p>
        </text:list-item>
        <text:list-item>
          <text:p text:style-name="P29">Establecer tablas de decisión o entorno de decisión</text:p>
        </text:list-item>
        <text:list-item>
          <text:p text:style-name="P29">Definir al decisor responsable</text:p>
        </text:list-item>
      </text:list>
      <text:h text:style-name="Heading_20_3" text:outline-level="3"><text:bookmark-start text:name="características"/>Características<text:bookmark-end text:name="características"/></text:h>
      <text:list text:style-name="L27">
        <text:list-item>
          <text:p text:style-name="P30">CLARIDAD Y SIMPLICIDAD: Comprensión - Sencillez</text:p>
        </text:list-item>
        <text:list-item>
          <text:p text:style-name="P30">ADAPTABILIDAD: Evolucionado - Flexible</text:p>
        </text:list-item>
        <text:list-item>
          <text:p text:style-name="P30">EFICACIA Y EFICIENCIA: Objetivo - Recursos</text:p>
        </text:list-item>
        <text:list-item>
          <text:p text:style-name="P30">CONTINUIDAD: Periodicidad - Frecuencia útil</text:p>
        </text:list-item>
        <text:list-item>
          <text:p text:style-name="P30">OBJETIVIDAD: Imparcialidad - Cuantificación</text:p>
        </text:list-item>
        <text:list-item>
          <text:p text:style-name="P30">ADECUACIÓN: Acorde - Pertinente</text:p>
        </text:list-item>
        <text:list-item>
          <text:p text:style-name="P30">OPORTUNIDAD: Tiempo</text:p>
        </text:list-item>
      </text:list>
      <text:h text:style-name="Heading_20_3" text:outline-level="3"><text:bookmark-start text:name="incluye-al-nivel-jerárquico"/>Incluye al nivel jerárquico:<text:bookmark-end text:name="incluye-al-nivel-jerárquico"/></text:h>
      <text:list text:style-name="L28">
        <text:list-item>
          <text:p text:style-name="P31">Síntesis</text:p>
        </text:list-item>
        <text:list-item>
          <text:p text:style-name="P31">Significación</text:p>
        </text:list-item>
        <text:list-item>
          <text:p text:style-name="P31">Periodicidad</text:p>
        </text:list-item>
        <text:list-item>
          <text:p text:style-name="P31">Formalida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3</meta:generator>
    <dc:title>UNIDAD 3 - ORGANIZACIONES, ADMINISTRACIÓN Y EMPRESA</dc:title>
    <dc:description/>
    <dc:subject/>
    <meta:keyword/>
    <dc:language>es</dc:language>
    <meta:initial-creator/>
    <dc:creator/>
    <meta:creation-date>2021-05-18T16:45:42Z</meta:creation-date>
    <dc:date>2021-05-18T16:45:42Z</dc:date>
    <meta:user-defined meta:name="abstract" meta:value-type="string">Sistemas de información en los negocios. Operaciones en línea. Uso en la empresa de los sistemas de información. Estrategias y tácticas. Aspectos éticos y sociales. Análisis de Procesos. Bibliografía. Kenneth Laudon – Jane Laudon - “Sistemas de información gerencial” - Ed. Pearson – 10a edición 2008</meta:user-defined>
    <meta:user-defined meta:name="geometry" meta:value-type="string">margin=1.5cm</meta:user-defined>
    <meta:user-defined meta:name="output" meta:value-type="string">pdf_document</meta:user-defined>
  </office:meta>
</office:document-meta>
</file>